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20.638cm" fo:margin-left="-0.026cm" style:page-number="auto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0.318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187cm" fo:margin-right="0.187cm" fo:text-indent="0cm" style:auto-text-indent="false"/>
    </style:style>
    <style:style style:name="P2" style:family="paragraph" style:parent-style-name="Standard">
      <style:paragraph-properties fo:margin-left="0.187cm" fo:margin-right="0.187cm" fo:text-indent="0cm" style:auto-text-indent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.187cm" fo:margin-right="0.187cm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.187cm" fo:margin-right="0.187cm" fo:text-indent="0cm" style:auto-text-indent="false"/>
      <style:text-properties fo:font-size="8pt" officeooo:rsid="00061771" officeooo:paragraph-rsid="00061771" style:font-size-asian="8pt" style:font-size-complex="8pt"/>
    </style:style>
    <style:style style:name="P5" style:family="paragraph" style:parent-style-name="Standard">
      <style:paragraph-properties fo:margin-left="0.187cm" fo:margin-right="0.187cm" fo:text-indent="0cm" style:auto-text-indent="false"/>
      <style:text-properties fo:font-size="8pt" officeooo:rsid="00061771" officeooo:paragraph-rsid="00080d12" style:font-size-asian="8pt" style:font-size-complex="8pt"/>
    </style:style>
    <style:style style:name="T1" style:family="text">
      <style:text-properties officeooo:rsid="00061771"/>
    </style:style>
    <style:style style:name="T2" style:family="text">
      <style:text-properties fo:font-variant="normal" fo:text-transform="none" fo:color="#333333" style:font-name="Helvetica Neue" fo:letter-spacing="normal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 officeooo:rsid="00061771"/>
    </style:style>
    <style:style style:name="T5" style:family="text">
      <style:text-properties fo:font-variant="normal" fo:text-transform="none" fo:color="#333333" style:font-name="Helvetica Neue" fo:letter-spacing="normal" officeooo:rsid="00061771"/>
    </style:style>
    <style:style style:name="T6" style:family="text">
      <style:text-properties fo:font-variant="normal" fo:text-transform="none" fo:color="#333333" style:text-outline="false" style:text-line-through-style="none" style:font-name="Helvetica Neue" fo:letter-spacing="normal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font-name="Helvetica Neue" fo:letter-spacing="normal" fo:font-style="normal" fo:text-shadow="none" style:text-underline-style="none" fo:font-weight="normal" officeooo:rsid="00061771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">{st_first_name_0} {st_<text:span text:style-name="T1">middle</text:span>_name_0} {st_<text:span text:style-name="T1">last</text:span>_name_0} </text:p>
            <text:p text:style-name="P2"><text:span text:style-name="T2">{st_address_1_</text:span><text:span text:style-name="T5">0</text:span><text:span text:style-name="T2">}</text:span> </text:p>
            <text:p text:style-name="P2"><text:span text:style-name="T2">{st_address_2_</text:span><text:span text:style-name="T5">0</text:span><text:span text:style-name="T2">}</text:span> </text:p>
            <text:p text:style-name="P2"><text:span text:style-name="T2">{st_city_</text:span><text:span text:style-name="T5">0</text:span><text:span text:style-name="T2">}</text:span> </text:p>
            <text:p text:style-name="P3"><text:span text:style-name="T6">{st_zip_</text:span><text:span text:style-name="T7">0</text:span><text:span text:style-name="T6">}</text:span><text:span text:style-name="T8"> <text:s text:c="2"/></text:span><text:span text:style-name="T3">{st_state_name_</text:span><text:span text:style-name="T4">0</text:span><text:span text:style-name="T3">}</text:span> </text:p>
            <text:p text:style-name="P3"><text:span text:style-name="T3">{st_country_name_</text:span><text:span text:style-name="T4">0</text:span><text:span text:style-name="T3">}</text:span> </text:p>
            <text:p text:style-name="P2"/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{st_first_name_1} {st_middle_name_1} {st_last_name_1} </text:p>
            <text:p text:style-name="P4">{st_address_1_1} </text:p>
            <text:p text:style-name="P4">{st_address_2_1} </text:p>
            <text:p text:style-name="P4">{st_city_1} </text:p>
            <text:p text:style-name="P4">{st_zip_1} <text:s text:c="2"/>{st_state_name_1} </text:p>
            <text:p text:style-name="P4">{st_country_name_1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{st_first_name_2} {st_middle_name_2} {st_last_name_2} </text:p>
            <text:p text:style-name="P4">{st_address_1_2} </text:p>
            <text:p text:style-name="P4">{st_address_2_2} </text:p>
            <text:p text:style-name="P4">{st_city_2} </text:p>
            <text:p text:style-name="P4">{st_zip_2} <text:s text:c="2"/>{st_state_name_2} </text:p>
            <text:p text:style-name="P4">{st_country_name_2}</text:p>
          </table:table-cell>
        </table:table-row>
        <table:table-row table:style-name="Table1.1">
          <table:table-cell table:style-name="Table1.A1" office:value-type="string">
            <text:p text:style-name="P4">{st_first_name_3} {st_middle_name_3} {st_last_name_3} </text:p>
            <text:p text:style-name="P4">{st_address_1_3} </text:p>
            <text:p text:style-name="P4">{st_address_2_3} </text:p>
            <text:p text:style-name="P4">{st_city_3} </text:p>
            <text:p text:style-name="P4">{st_zip_3} <text:s text:c="2"/>{st_state_name_3} </text:p>
            <text:p text:style-name="P4">{st_country_name_3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{st_first_name_4} {st_middle_name_4} {st_last_name_4} </text:p>
            <text:p text:style-name="P4">{st_address_1_4} </text:p>
            <text:p text:style-name="P4">{st_address_2_4} </text:p>
            <text:p text:style-name="P4">{st_city_4} </text:p>
            <text:p text:style-name="P4">{st_zip_4} <text:s text:c="2"/>{st_state_name_4} </text:p>
            <text:p text:style-name="P4">{st_country_name_4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{st_first_name_5} {st_middle_name_5} {st_last_name_5} </text:p>
            <text:p text:style-name="P4">{st_address_1_5} </text:p>
            <text:p text:style-name="P4">{st_address_2_5} </text:p>
            <text:p text:style-name="P4">{st_city_5} </text:p>
            <text:p text:style-name="P4">{st_zip_5} <text:s text:c="2"/>{st_state_name_5} </text:p>
            <text:p text:style-name="P4">{st_country_name_5}</text:p>
          </table:table-cell>
        </table:table-row>
        <table:table-row table:style-name="Table1.1">
          <table:table-cell table:style-name="Table1.A1" office:value-type="string">
            <text:p text:style-name="P4">{st_first_name_6} {st_middle_name_6} {st_last_name_6} </text:p>
            <text:p text:style-name="P4">{st_address_1_6} </text:p>
            <text:p text:style-name="P4">{st_address_2_6} </text:p>
            <text:p text:style-name="P4">{st_city_6} </text:p>
            <text:p text:style-name="P4">{st_zip_6} <text:s text:c="2"/>{st_state_name_6} </text:p>
            <text:p text:style-name="P4">{st_country_name_6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{st_first_name_7} {st_middle_name_7} {st_last_name_7} </text:p>
            <text:p text:style-name="P4">{st_address_1_7} </text:p>
            <text:p text:style-name="P4">{st_address_2_7} </text:p>
            <text:p text:style-name="P4">{st_city_7} </text:p>
            <text:p text:style-name="P4">{st_zip_7} <text:s text:c="2"/>{st_state_name_7} </text:p>
            <text:p text:style-name="P4">{st_country_name_7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{st_first_name_8} {st_middle_name_8} {st_last_name_8} </text:p>
            <text:p text:style-name="P5">{st_address_1_8} </text:p>
            <text:p text:style-name="P5">{st_address_2_8} </text:p>
            <text:p text:style-name="P5">{st_city_8} </text:p>
            <text:p text:style-name="P5">{st_zip_8} <text:s text:c="2"/>{st_state_name_8} </text:p>
            <text:p text:style-name="P5">{st_country_name_8}</text:p>
          </table:table-cell>
        </table:table-row>
        <table:table-row table:style-name="Table1.1">
          <table:table-cell table:style-name="Table1.A1" office:value-type="string">
            <text:p text:style-name="P5">{st_first_name_9} {st_middle_name_9} {st_last_name_9} </text:p>
            <text:p text:style-name="P5">{st_address_1_9} </text:p>
            <text:p text:style-name="P5">{st_address_2_9} </text:p>
            <text:p text:style-name="P5">{st_city_9} </text:p>
            <text:p text:style-name="P5">{st_zip_9} <text:s text:c="2"/>{st_state_name_9} </text:p>
            <text:p text:style-name="P5">{st_country_name_9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0} {st_middle_name_10} {st_last_name_10} </text:p>
            <text:p text:style-name="P5">{st_address_1_10} </text:p>
            <text:p text:style-name="P5">{st_address_2_10} </text:p>
            <text:p text:style-name="P5">{st_city_10} </text:p>
            <text:p text:style-name="P5">{st_zip_10} <text:s text:c="2"/>{st_state_name_10} </text:p>
            <text:p text:style-name="P5">{st_country_name_10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1} {st_middle_name_11} {st_last_name_11} </text:p>
            <text:p text:style-name="P5">{st_address_1_11} </text:p>
            <text:p text:style-name="P5">{st_address_2_11} </text:p>
            <text:p text:style-name="P5">{st_city_11} </text:p>
            <text:p text:style-name="P5">{st_zip_11} <text:s text:c="2"/>{st_state_name_11} </text:p>
            <text:p text:style-name="P5">{st_country_name_11}</text:p>
          </table:table-cell>
        </table:table-row>
        <table:table-row table:style-name="Table1.1">
          <table:table-cell table:style-name="Table1.A1" office:value-type="string">
            <text:p text:style-name="P5">{st_first_name_12} {st_middle_name_12} {st_last_name_12} </text:p>
            <text:p text:style-name="P5">{st_address_1_12} </text:p>
            <text:p text:style-name="P5">{st_address_2_12} </text:p>
            <text:p text:style-name="P5">{st_city_12} </text:p>
            <text:p text:style-name="P5">{st_zip_12} <text:s text:c="2"/>{st_state_name_12} </text:p>
            <text:p text:style-name="P5">{st_country_name_12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3} {st_middle_name_13} {st_last_name_13} </text:p>
            <text:p text:style-name="P5">{st_address_1_13} </text:p>
            <text:p text:style-name="P5">{st_address_2_13} </text:p>
            <text:p text:style-name="P5">{st_city_13} </text:p>
            <text:p text:style-name="P5">{st_zip_13} <text:s text:c="2"/>{st_state_name_13} </text:p>
            <text:p text:style-name="P5">{st_country_name_13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4} {st_middle_name_14} {st_last_name_14} </text:p>
            <text:p text:style-name="P5">{st_address_1_14} </text:p>
            <text:p text:style-name="P5">{st_address_2_14} </text:p>
            <text:p text:style-name="P5">{st_city_14} </text:p>
            <text:p text:style-name="P5">{st_zip_14} <text:s text:c="2"/>{st_state_name_14} </text:p>
            <text:p text:style-name="P5">{st_country_name_14}</text:p>
          </table:table-cell>
        </table:table-row>
        <table:table-row table:style-name="Table1.1">
          <table:table-cell table:style-name="Table1.A1" office:value-type="string">
            <text:p text:style-name="P5">{st_first_name_15} {st_middle_name_15} {st_last_name_15} </text:p>
            <text:p text:style-name="P5">{st_address_1_15} </text:p>
            <text:p text:style-name="P5">{st_address_2_15} </text:p>
            <text:p text:style-name="P5">{st_city_15} </text:p>
            <text:p text:style-name="P5">{st_zip_15} <text:s text:c="2"/>{st_state_name_15} </text:p>
            <text:p text:style-name="P5">{st_country_name_15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6} {st_middle_name_16} {st_last_name_16} </text:p>
            <text:p text:style-name="P5">{st_address_1_16} </text:p>
            <text:p text:style-name="P5">{st_address_2_16} </text:p>
            <text:p text:style-name="P5">{st_city_16} </text:p>
            <text:p text:style-name="P5">{st_zip_16} <text:s text:c="2"/>{st_state_name_16} </text:p>
            <text:p text:style-name="P5">{st_country_name_16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7} {st_middle_name_17} {st_last_name_17} </text:p>
            <text:p text:style-name="P5">{st_address_1_17} </text:p>
            <text:p text:style-name="P5">{st_address_2_17} </text:p>
            <text:p text:style-name="P5">{st_city_17} </text:p>
            <text:p text:style-name="P5">{st_zip_17} <text:s text:c="2"/>{st_state_name_17} </text:p>
            <text:p text:style-name="P5">{st_country_name_17}</text:p>
          </table:table-cell>
        </table:table-row>
        <table:table-row table:style-name="Table1.1">
          <table:table-cell table:style-name="Table1.A1" office:value-type="string">
            <text:p text:style-name="P5">{st_first_name_18} {st_middle_name_18} {st_last_name_18} </text:p>
            <text:p text:style-name="P5">{st_address_1_18} </text:p>
            <text:p text:style-name="P5">{st_address_2_18} </text:p>
            <text:p text:style-name="P5">{st_city_18} </text:p>
            <text:p text:style-name="P5">{st_zip_18} <text:s text:c="2"/>{st_state_name_18} </text:p>
            <text:p text:style-name="P5">{st_country_name_18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19} {st_middle_name_19} {st_last_name_19} </text:p>
            <text:p text:style-name="P5">{st_address_1_19} </text:p>
            <text:p text:style-name="P5">{st_address_2_19} </text:p>
            <text:p text:style-name="P5">{st_city_19} </text:p>
            <text:p text:style-name="P5">{st_zip_19} <text:s text:c="2"/>{st_state_name_19} </text:p>
            <text:p text:style-name="P5">{st_country_name_19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0} {st_middle_name_20} {st_last_name_20} </text:p>
            <text:p text:style-name="P5">{st_address_1_20} </text:p>
            <text:p text:style-name="P5">{st_address_2_20} </text:p>
            <text:p text:style-name="P5">{st_city_20} </text:p>
            <text:p text:style-name="P5">{st_zip_20} <text:s text:c="2"/>{st_state_name_20} </text:p>
            <text:p text:style-name="P5">{st_country_name_20}</text:p>
          </table:table-cell>
        </table:table-row>
        <table:table-row table:style-name="Table1.1">
          <table:table-cell table:style-name="Table1.A1" office:value-type="string">
            <text:p text:style-name="P5">{st_first_name_21} {st_middle_name_21} {st_last_name_21} </text:p>
            <text:p text:style-name="P5">{st_address_1_21} </text:p>
            <text:p text:style-name="P5">{st_address_2_21} </text:p>
            <text:p text:style-name="P5">{st_city_21} </text:p>
            <text:p text:style-name="P5">{st_zip_21} <text:s text:c="2"/>{st_state_name_21} </text:p>
            <text:p text:style-name="P5">{st_country_name_21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2} {st_middle_name_22} {st_last_name_22} </text:p>
            <text:p text:style-name="P5">{st_address_1_22} </text:p>
            <text:p text:style-name="P5">{st_address_2_22} </text:p>
            <text:p text:style-name="P5">{st_city_22} </text:p>
            <text:p text:style-name="P5">{st_zip_22} <text:s text:c="2"/>{st_state_name_22} </text:p>
            <text:p text:style-name="P5">{st_country_name_22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3} {st_middle_name_23} {st_last_name_23} </text:p>
            <text:p text:style-name="P5">{st_address_1_23} </text:p>
            <text:p text:style-name="P5">{st_address_2_23} </text:p>
            <text:p text:style-name="P5">{st_city_23} </text:p>
            <text:p text:style-name="P5">{st_zip_23} <text:s text:c="2"/>{st_state_name_23} </text:p>
            <text:p text:style-name="P5">{st_country_name_23}</text:p>
          </table:table-cell>
        </table:table-row>
        <table:table-row table:style-name="Table1.1">
          <table:table-cell table:style-name="Table1.A1" office:value-type="string">
            <text:p text:style-name="P5">{st_first_name_24} {st_middle_name_24} {st_last_name_24} </text:p>
            <text:p text:style-name="P5">{st_address_1_24} </text:p>
            <text:p text:style-name="P5">{st_address_2_24} </text:p>
            <text:p text:style-name="P5">{st_city_24} </text:p>
            <text:p text:style-name="P5">{st_zip_24} <text:s text:c="2"/>{st_state_name_24} </text:p>
            <text:p text:style-name="P5">{st_country_name_24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5} {st_middle_name_25} {st_last_name_25} </text:p>
            <text:p text:style-name="P5">{st_address_1_25} </text:p>
            <text:p text:style-name="P5">{st_address_2_25} </text:p>
            <text:p text:style-name="P5">{st_city_25} </text:p>
            <text:p text:style-name="P5">{st_zip_25} <text:s text:c="2"/>{st_state_name_25} </text:p>
            <text:p text:style-name="P5">{st_country_name_25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6} {st_middle_name_26} {st_last_name_26} </text:p>
            <text:p text:style-name="P5">{st_address_1_26} </text:p>
            <text:p text:style-name="P5">{st_address_2_26} </text:p>
            <text:p text:style-name="P5">{st_city_26} </text:p>
            <text:p text:style-name="P5">{st_zip_26} <text:s text:c="2"/>{st_state_name_26} </text:p>
            <text:p text:style-name="P5">{st_country_name_26}</text:p>
          </table:table-cell>
        </table:table-row>
        <table:table-row table:style-name="Table1.1">
          <table:table-cell table:style-name="Table1.A1" office:value-type="string">
            <text:p text:style-name="P5">{st_first_name_27} {st_middle_name_27} {st_last_name_27} </text:p>
            <text:p text:style-name="P5">{st_address_1_27} </text:p>
            <text:p text:style-name="P5">{st_address_2_27} </text:p>
            <text:p text:style-name="P5">{st_city_27} </text:p>
            <text:p text:style-name="P5">{st_zip_27} <text:s text:c="2"/>{st_state_name_27} </text:p>
            <text:p text:style-name="P5">{st_country_name_27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8} {st_middle_name_28} {st_last_name_28} </text:p>
            <text:p text:style-name="P5">{st_address_1_28} </text:p>
            <text:p text:style-name="P5">{st_address_2_28} </text:p>
            <text:p text:style-name="P5">{st_city_28} </text:p>
            <text:p text:style-name="P5">{st_zip_28} <text:s text:c="2"/>{st_state_name_28} </text:p>
            <text:p text:style-name="P5">{st_country_name_28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{st_first_name_29} {st_middle_name_29} {st_last_name_29} </text:p>
            <text:p text:style-name="P5">{st_address_1_29} </text:p>
            <text:p text:style-name="P5">{st_address_2_29} </text:p>
            <text:p text:style-name="P5">{st_city_29} </text:p>
            <text:p text:style-name="P5">{st_zip_29} <text:s text:c="2"/>{st_state_name_29} </text:p>
            <text:p text:style-name="P5">{st_country_name_29}</text:p>
          </table:table-cell>
        </table:table-row>
      </table:table>
      <text:p text:style-name="Standard"><text:hidden-text text:condition="ooow:" text:string-value="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0cm" fo:margin-left="0.48cm" fo:margin-right="0.48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5-10-17T13:18:11.81</meta:creation-date>
    <dc:language>en-US</dc:language>
    <meta:editing-cycles>3</meta:editing-cycles>
    <meta:editing-duration>P0D</meta:editing-duration>
    <dc:description>&amp;nbsp;
&lt;p&gt;This &lt;a href="http://www.worldlabel.com/Pages/wl-ol875.htm"&gt;Blank address label template&lt;/a&gt; Size: 2.625" x 1", 30 labels per US letter size sheet (Same size as Avery® 5160™, 8160™) allows you to create address labels simply. For more infomation and &lt;a href="http://www.worldlabel.com/Pages/openoffice-template.htm"&gt;Label Templates for Openoffice.org&lt;/a&gt;</dc:description>
    <meta:keyword>labels</meta:keyword>
    <meta:keyword>worldlabel</meta:keyword>
    <meta:keyword>address label template</meta:keyword>
    <dc:subject>&lt;a href="http://www.worldlabel.com/Pages/wl-ol875.htm"&gt;Address Label WL-875 (Same size Avery 5160)&lt;/a&gt;</dc:subject>
    <dc:title>Blank Address Label Template</dc:title>
    <dc:date>2015-10-29T16:14:00.17</dc:date>
    <meta:document-statistic meta:table-count="1" meta:image-count="0" meta:object-count="0" meta:page-count="1" meta:paragraph-count="181" meta:word-count="270" meta:character-count="4682" meta:non-whitespace-character-count="4380"/>
    <meta:user-defined meta:name="Info 1"/>
    <meta:user-defined meta:name="Info 2"/>
    <meta:user-defined meta:name="Info 3"/>
    <meta:user-defined meta:name="License">&lt;a href="http://www.openoffice.org/licenses/BSD.pdf"&gt;BSD&lt;/a&gt;</meta:user-defined>
  </office:meta>
</office:document-meta>
</file>